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351d" officeooo:paragraph-rsid="0012f446"/>
    </style:style>
    <style:style style:name="P2" style:family="paragraph" style:parent-style-name="Standard">
      <style:text-properties fo:font-weight="normal" officeooo:rsid="001dcf70" officeooo:paragraph-rsid="001e24bb" style:font-weight-asian="normal" style:font-weight-complex="normal"/>
    </style:style>
    <style:style style:name="P3" style:family="paragraph" style:parent-style-name="Standard">
      <style:text-properties fo:font-weight="normal" officeooo:rsid="001dcf70" officeooo:paragraph-rsid="001dcf70" style:font-weight-asian="normal" style:font-weight-complex="normal"/>
    </style:style>
    <style:style style:name="P4" style:family="paragraph" style:parent-style-name="Standard">
      <style:text-properties fo:font-size="14pt" fo:font-weight="bold" officeooo:rsid="005c2ba7" officeooo:paragraph-rsid="005c2ba7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paragraph-rsid="005cf0f0"/>
    </style:style>
    <style:style style:name="P6" style:family="paragraph" style:parent-style-name="Preformatted_20_Text">
      <style:text-properties style:use-window-font-color="true" style:font-name="Liberation Mono" fo:font-size="10pt" fo:font-weight="normal" officeooo:rsid="00571292" officeooo:paragraph-rsid="00571292" style:font-size-asian="10pt" style:font-weight-asian="normal" style:font-size-complex="10pt" style:font-weight-complex="normal"/>
    </style:style>
    <style:style style:name="P7" style:family="paragraph" style:parent-style-name="Preformatted_20_Text">
      <style:text-properties fo:font-weight="bold" officeooo:rsid="001bfcf9" officeooo:paragraph-rsid="0052d7f9" style:font-weight-asian="bold" style:font-weight-complex="bold"/>
    </style:style>
    <style:style style:name="P8" style:family="paragraph" style:parent-style-name="Preformatted_20_Text">
      <style:text-properties fo:font-weight="bold" officeooo:rsid="001bfcf9" officeooo:paragraph-rsid="005cf0f0" style:font-weight-asian="bold" style:font-weight-complex="bold"/>
    </style:style>
    <style:style style:name="P9" style:family="paragraph" style:parent-style-name="Preformatted_20_Text">
      <style:text-properties officeooo:paragraph-rsid="005cf0f0"/>
    </style:style>
    <style:style style:name="P10" style:family="paragraph" style:parent-style-name="Standard">
      <style:text-properties officeooo:paragraph-rsid="0064be9e"/>
    </style:style>
    <style:style style:name="P11" style:family="paragraph" style:parent-style-name="Preformatted_20_Text">
      <style:text-properties fo:font-weight="bold" officeooo:rsid="001bfcf9" officeooo:paragraph-rsid="0064be9e" style:font-weight-asian="bold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10pt" fo:font-weight="normal" officeooo:rsid="000a351d" style:font-size-asian="10pt" style:font-weight-asian="normal" style:font-size-complex="10pt" style:font-weight-complex="normal"/>
    </style:style>
    <style:style style:name="T3" style:family="text">
      <style:text-properties style:use-window-font-color="true" fo:font-size="10pt" fo:font-weight="normal" officeooo:rsid="005cbcd1" style:font-size-asian="10pt" style:font-weight-asian="normal" style:font-size-complex="10pt" style:font-weight-complex="normal"/>
    </style:style>
    <style:style style:name="T4" style:family="text">
      <style:text-properties style:use-window-font-color="true" fo:font-size="10pt" fo:font-weight="normal" officeooo:rsid="005cf0f0" style:font-size-asian="10pt" style:font-weight-asian="normal" style:font-size-complex="10pt" style:font-weight-complex="normal"/>
    </style:style>
    <style:style style:name="T5" style:family="text">
      <style:text-properties style:use-window-font-color="true" fo:font-size="10pt" fo:font-weight="normal" officeooo:rsid="0062d4f7" style:font-size-asian="10pt" style:font-weight-asian="normal" style:font-size-complex="10pt" style:font-weight-complex="normal"/>
    </style:style>
    <style:style style:name="T6" style:family="text">
      <style:text-properties style:use-window-font-color="true" fo:font-size="10pt" fo:font-weight="normal" officeooo:rsid="0064be9e" style:font-size-asian="10pt" style:font-weight-asian="normal" style:font-size-complex="10pt" style:font-weight-complex="normal"/>
    </style:style>
    <style:style style:name="T7" style:family="text">
      <style:text-properties style:use-window-font-color="true" fo:font-size="10pt" fo:font-weight="normal" officeooo:rsid="0065c95e" style:font-size-asian="10pt" style:font-weight-asian="normal" style:font-size-complex="10pt" style:font-weight-complex="normal"/>
    </style:style>
    <style:style style:name="T8" style:family="text">
      <style:text-properties style:use-window-font-color="true" officeooo:rsid="00571292"/>
    </style:style>
    <style:style style:name="T9" style:family="text">
      <style:text-properties style:use-window-font-color="true" officeooo:rsid="005c871c"/>
    </style:style>
    <style:style style:name="T10" style:family="text">
      <style:text-properties style:use-window-font-color="true" fo:font-weight="normal" officeooo:rsid="00414fc4" style:font-weight-asian="normal" style:font-weight-complex="normal"/>
    </style:style>
    <style:style style:name="T11" style:family="text">
      <style:text-properties style:use-window-font-color="true" fo:font-weight="normal" officeooo:rsid="001dcf70" style:font-weight-asian="normal" style:font-weight-complex="normal"/>
    </style:style>
    <style:style style:name="T12" style:family="text">
      <style:text-properties style:use-window-font-color="true" fo:font-weight="normal" officeooo:rsid="005cf0f0" style:font-weight-asian="normal" style:font-weight-complex="normal"/>
    </style:style>
    <style:style style:name="T13" style:family="text">
      <style:text-properties style:use-window-font-color="true" fo:font-weight="normal" officeooo:rsid="0064be9e" style:font-weight-asian="normal" style:font-weight-complex="normal"/>
    </style:style>
    <style:style style:name="T14" style:family="text">
      <style:text-properties style:use-window-font-color="true" officeooo:rsid="0061f4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SL Certificate</text:p>
      <text:p text:style-name="P1"/>
      <text:p text:style-name="P3"><text:span text:style-name="T1">1. </text:span><text:span text:style-name="T8">Clone certbot repository</text:span></text:p>
      <text:p text:style-name="P6">git clone <text:a xlink:type="simple" xlink:href="https://github.com/certbot/certbot.git" text:style-name="Internet_20_link" text:visited-style-name="Visited_20_Internet_20_Link">https://github.com/certbot/certbot.git</text:a> /home/pi/server/tools/certbot</text:p>
      <text:p text:style-name="P7"/>
      <text:p text:style-name="P2"><text:span text:style-name="T14">2</text:span><text:span text:style-name="T1">. </text:span><text:span text:style-name="T9">Create certificate</text:span></text:p>
      <text:p text:style-name="P9"><text:span text:style-name="Source_20_Text"><text:span text:style-name="T2">./certbot-auto certonly -a standalone -d adamkorzeniak.pl -d </text:span></text:span><text:a xlink:type="simple" xlink:href="http://www.adamkorzeniak.pl/" text:style-name="Internet_20_link" text:visited-style-name="Visited_20_Internet_20_Link"><text:span text:style-name="Source_20_Text">www.adamkorzeniak.pl</text:span></text:a><text:span text:style-name="Source_20_Text"><text:span text:style-name="T2"> -d </text:span></text:span><text:span text:style-name="Source_20_Text"><text:span text:style-name="T3">api</text:span></text:span><text:span text:style-name="Source_20_Text"><text:span text:style-name="T2">.adamkorzeniak.pl</text:span></text:span></text:p>
      <text:p text:style-name="P8"/>
      <text:p text:style-name="P5"><text:span text:style-name="T10">3</text:span><text:span text:style-name="T11">. </text:span><text:span text:style-name="T12">Convert format</text:span></text:p>
      <text:p text:style-name="P10"><text:span text:style-name="Source_20_Text"><text:span text:style-name="T2">sudo openssl pkcs12 -export -in /etc/letsencrypt/live/adam</text:span></text:span><text:span text:style-name="Source_20_Text"><text:span text:style-name="T4">korzeniak</text:span></text:span><text:span text:style-name="Source_20_Text"><text:span text:style-name="T2">.pl/fullchain.pem -inkey /etc/letsencrypt/live/adam</text:span></text:span><text:span text:style-name="Source_20_Text"><text:span text:style-name="T4">korzeniak</text:span></text:span><text:span text:style-name="Source_20_Text"><text:span text:style-name="T2">.pl/privkey.pem -out /</text:span></text:span><text:span text:style-name="Source_20_Text"><text:span text:style-name="T4">home/pi/server/certs/</text:span></text:span><text:span text:style-name="Source_20_Text"><text:span text:style-name="T2">keystore.p12 -name tomcat -CAfile /etc/letsencrypt/live/adam</text:span></text:span><text:span text:style-name="Source_20_Text"><text:span text:style-name="T4">korzeniak.</text:span></text:span><text:span text:style-name="Source_20_Text"><text:span text:style-name="T5">pl</text:span></text:span><text:span text:style-name="Source_20_Text"><text:span text:style-name="T2">/chain.pem -caname root</text:span></text:span></text:p>
      <text:p text:style-name="P11"/>
      <text:p text:style-name="P10"><text:span text:style-name="T13">4</text:span><text:span text:style-name="T11">. </text:span><text:span text:style-name="T13">Allow read access for keystore file</text:span></text:p>
      <text:p text:style-name="P10"><text:span text:style-name="Source_20_Text"><text:span text:style-name="T6">sudo chmod 7</text:span></text:span><text:span text:style-name="Source_20_Text"><text:span text:style-name="T7">44</text:span></text:span><text:span text:style-name="Source_20_Text"><text:span text:style-name="T6"> </text:span></text:span><text:span text:style-name="Source_20_Text"><text:span text:style-name="T2">/</text:span></text:span><text:span text:style-name="Source_20_Text"><text:span text:style-name="T4">home/pi/server/certs/</text:span></text:span><text:span text:style-name="Source_20_Text"><text:span text:style-name="T2">keystore.p12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3:37:54.352936347</meta:creation-date>
    <dc:date>2019-03-18T12:37:57.581155598</dc:date>
    <meta:editing-duration>PT6H17M17S</meta:editing-duration>
    <meta:editing-cycles>80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53" meta:character-count="615" meta:non-whitespace-character-count="571"/>
  </office:meta>
</office:document-meta>
</file>